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4f4e" officeooo:paragraph-rsid="00104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jkkjbcgfh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9:57:21.618841122</meta:creation-date>
    <dc:date>2020-01-27T19:57:43.448199408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0.7.3$Linux_X86_64 LibreOffice_project/00m0$Build-3</meta:generator>
  </office:meta>
</office:document-meta>
</file>